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301000002E4E44E9EC14.svm"/>
  <manifest:file-entry manifest:media-type="image/png" manifest:full-path="Pictures/10000000000001D2000001C09881A2D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Courier New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y="0.4957in" svg:width="4.8437in" svg:height="4.6665in" draw:z-index="0"><draw:image xlink:href="Pictures/200000090000301000002E4E44E9EC14.svm" xlink:type="simple" xlink:show="embed" xlink:actuate="onLoad"/></draw:frame>Configuração do Putty</text:p>
      <text:p text:style-name="P1"><draw:frame draw:style-name="fr1" draw:name="graphics2" text:anchor-type="paragraph" svg:y="5.2228in" svg:width="4.8543in" svg:height="4.6665in" draw:z-index="1"><draw:image xlink:href="Pictures/10000000000001D2000001C09881A2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7S</meta:editing-duration>
    <meta:editing-cycles>6</meta:editing-cycles>
    <meta:generator>LibreOffice/3.4$Win32 LibreOffice_project/340m1$Build-502</meta:generator>
    <dc:date>2012-06-20T16:30:47.15</dc:date>
    <meta:document-statistic meta:table-count="0" meta:image-count="2" meta:object-count="0" meta:page-count="1" meta:paragraph-count="1" meta:word-count="3" meta:character-count="21" meta:non-whitespace-character-count="19"/>
    <meta:user-defined meta:name="Info 1"/>
    <meta:user-defined meta:name="Info 2"/>
    <meta:user-defined meta:name="Info 3"/>
    <meta:user-defined meta:name="Info 4"/>
  </office:meta>
</office:document-meta>
</file>